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ikołaj Bonowski</text:title></text:p>
      <text:p text:style-name="OrgTitle"/>
      <text:p text:style-name="OrgSubtitle"><text:initial-creator>Mikolaj Bonowski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0ae01d">1. About me</text:a></text:p>
          <text:p text:style-name="Contents_20_1"><text:a xlink:type="simple" xlink:href="#org34ec085">2. Commercial experience</text:a></text:p>
          <text:p text:style-name="Contents_20_1"><text:a xlink:type="simple" xlink:href="#orgdb5b354">3. Stack</text:a></text:p>
          <text:p text:style-name="Contents_20_1"><text:a xlink:type="simple" xlink:href="#org85b2e3d">4. Education &amp; training</text:a></text:p>
          <text:p text:style-name="Contents_20_1"><text:a xlink:type="simple" xlink:href="#org2a37301">5. Personal projects</text:a></text:p>
          <text:p text:style-name="Contents_20_1"><text:a xlink:type="simple" xlink:href="#orgdc395cc">6. After work</text:a></text:p>
        </text:index-body>
      </text:table-of-content>
      <text:p text:style-name="Text_20_body">mikolaj.bonowski@gmail.com
+48792403518
</text:p>
      <text:h text:style-name="Heading_20_1" text:outline-level="1" text:is-list-header="false">
<text:bookmark-start text:name="OrgXref.orgf0ae01d"/>
<text:bookmark text:name="orgf0ae01d"/>About me
<text:bookmark-end text:name="OrgXref.orgf0ae01d"/></text:h>
      <text:p text:style-name="Text_20_body">I have been an IT professional for 9 years during which time I have mostly worked on server-side application deployments, infrastructure maintenance, performance measurements and automating boring things. I have used Linux since I was 14 years old.
My strength is my ability to communicate precisely; interacting with people comes naturally to me and I like to be around (ESTP personality type).
At work, I admire command-line interfaces and open-source software.
Emacs is my friend. I prefer technical literature, hands-on experiences, and learning new things.
</text:p>
      <text:p text:style-name="Text_20_body">My plan for the nearest future is to get into Go programming and into working with sound professionally.
</text:p>
      <text:p text:style-name="Text_20_body">Always p☺sitive.
</text:p>
      <text:h text:style-name="Heading_20_1" text:outline-level="1" text:is-list-header="false">
<text:bookmark-start text:name="OrgXref.org34ec085"/>
<text:bookmark text:name="org34ec085"/>Commercial experience
<text:bookmark-end text:name="OrgXref.org34ec085"/></text:h>
      <text:list text:style-name="OrgBulletedList" text:continue-numbering="false">
        <text:list-item>
          <text:p text:style-name="Text_20_body">Sep.2021–present: Senior DevOps Engineer Dolby Laboratories
</text:p>
          <text:list text:style-name="OrgBulletedList" text:continue-numbering="true">
            <text:list-item>
              <text:p text:style-name="Text_20_body">Created Ansible-playbook scripts from scratch to provide automated configuration of MacOS GitLab runners
</text:p>
            </text:list-item>
            <text:list-item>
              <text:p text:style-name="Text_20_body">Cretated the dev environment for Dolby.io low-latency media platform to make it easier for developers and QA to validate new features  and improvements
</text:p>
            </text:list-item>
            <text:list-item>
              <text:p text:style-name="Text_20_body">Refactored the Terraform code to upgrade the executable and AWS Provider versions to get rid of in-house developed modules. Familiar with remote state, drift detection, tfsec topics.
</text:p>
            </text:list-item>
            <text:list-item>
              <text:p text:style-name="Text_20_body">Developed GitLab runners autoscaling (EC2 ASG, Cloudwatch,  SystemsManager) for better availability and cost reduction
</text:p>
            </text:list-item>
            <text:list-item>
              <text:p text:style-name="Text_20_body">Implemented AWS Lambda continuous delivery (Python arm64 + GitLab)
</text:p>
            </text:list-item>
            <text:list-item>
              <text:p text:style-name="Text_20_body">Worked with Grafana dashboards; maintained monitoring and alerting
</text:p>
            </text:list-item>
            <text:list-item>
              <text:p text:style-name="Text_20_body">Worked with remote teams across time zones on Dolby.io web services (deployments, configuration, monitoring, maintenance, rollbacks)
</text:p>
            </text:list-item>
            <text:list-item>
              <text:p text:style-name="Text_20_body">Responded to incidents in systems; provided the management with business impact reports
</text:p>
            </text:list-item>
          </text:list>
        </text:list-item>
        <text:list-item>
          <text:p text:style-name="Text_20_body">Jan.2019–Aug.2021: DevOps Engineer Opera Software
</text:p>
          <text:list text:style-name="OrgBulletedList" text:continue-numbering="true">
            <text:list-item>
              <text:p text:style-name="Text_20_body">Managed Python-based, company-wide continuous integration system that automated C++/Objective-C/Java software build, test and deployment processes (mostly Chromium-based). This Buildbot instance attached ~100 either virtual and physical Linux, WindowsServer and MacOS machines and was configured by ansible-playbook scripts
</text:p>
            </text:list-item>
            <text:list-item>
              <text:p text:style-name="Text_20_body">Managed Opera Lab (device configuration, maintenance, troubleshooting) of ~30 physical Apple machines (x86, Apple Silicon) to provide reliable computing power for the CI
</text:p>
            </text:list-item>
            <text:list-item>
              <text:p text:style-name="Text_20_body">Developed, deployed and monitored services supporting Opera Browser production and release processes
</text:p>
            </text:list-item>
            <text:list-item>
              <text:p text:style-name="Text_20_body">Responded to incidents in core systems; fixed issues and provided solutions to avoid recurring problems
</text:p>
            </text:list-item>
          </text:list>
        </text:list-item>
        <text:list-item>
          <text:p text:style-name="Text_20_body">Apr.2016–Oct.2018: QA Engineer Vewd Software (former Opera TV)
</text:p>
          <text:list text:style-name="OrgBulletedList" text:continue-numbering="true">
            <text:list-item>
              <text:p text:style-name="Text_20_body">Developed and maintained UI, performance and memory tests for embedded systems
</text:p>
            </text:list-item>
            <text:list-item>
              <text:p text:style-name="Text_20_body">Monitored and analyzed nightly test results
</text:p>
            </text:list-item>
            <text:list-item>
              <text:p text:style-name="Text_20_body">Managed device lab (ARM, MIPS, x86 platforms)
</text:p>
            </text:list-item>
            <text:list-item>
              <text:p text:style-name="Text_20_body">Performed audio/video tests (html5, OIPF VOD)
</text:p>
            </text:list-item>
          </text:list>
        </text:list-item>
        <text:list-item>
          <text:p text:style-name="Text_20_body">Aug.2015–Mar.2016: QA Tester Young/Skilled
</text:p>
          <text:list text:style-name="OrgBulletedList" text:continue-numbering="true">
            <text:list-item>
              <text:p text:style-name="Text_20_body">Performed functional Web application tests
-oehrholreuc Developed E2E automated testing for B2B/B2C platforms (Jasmine2)
</text:p>
            </text:list-item>
          </text:list>
        </text:list-item>
        <text:list-item>
          <text:p text:style-name="Text_20_body">Feb.2014–Jul.2015: IT QA Specialist PGS Software
</text:p>
          <text:list text:style-name="OrgBulletedList" text:continue-numbering="true">
            <text:list-item>
              <text:p text:style-name="Text_20_body">Developed and maintained test automation for business platforms
</text:p>
            </text:list-item>
            <text:list-item>
              <text:p text:style-name="Text_20_body">Managed build &amp; test environments (Jenkins)
</text:p>
            </text:list-item>
          </text:list>
        </text:list-item>
        <text:list-item>
          <text:p text:style-name="Text_20_body">Mar.2013–Feb.2014: Software Tester Tequila Games
</text:p>
          <text:list text:style-name="OrgBulletedList" text:continue-numbering="true">
            <text:list-item>
              <text:p text:style-name="Text_20_body">Created and executed test cases
</text:p>
            </text:list-item>
            <text:list-item>
              <text:p text:style-name="Text_20_body">Developed test automation for Unity3D mobile games (Sikuli, Jython)
</text:p>
            </text:list-item>
          </text:list>
        </text:list-item>
      </text:list>
      <text:h text:style-name="Heading_20_1" text:outline-level="1" text:is-list-header="false">
<text:bookmark-start text:name="OrgXref.orgdb5b354"/>
<text:bookmark text:name="orgdb5b354"/>Stack
<text:bookmark-end text:name="OrgXref.orgdb5b354"/></text:h>
      <text:list text:style-name="OrgBulletedList" text:continue-numbering="false">
        <text:list-item>
          <text:p text:style-name="Text_20_body">CI: Buildbot, GitLab, Jenkins, GitHub
</text:p>
        </text:list-item>
        <text:list-item>
          <text:p text:style-name="Text_20_body">Cloud: AWS (Athena, ECR, EC2, S3, SM, RDS), GCP (DataStudio, Bigtable), Terraform, Vault, Cloud-init
</text:p>
        </text:list-item>
        <text:list-item>
          <text:p text:style-name="Text_20_body">Coding: Python, bash/fish/sh, Groovy, YAML, Jinja2, JavaScript
</text:p>
        </text:list-item>
        <text:list-item>
          <text:p text:style-name="Text_20_body">Configuration management: Ansible
</text:p>
        </text:list-item>
        <text:list-item>
          <text:p text:style-name="Text_20_body">Databases: PostgreSQL, MySQL, Restic
</text:p>
        </text:list-item>
        <text:list-item>
          <text:p text:style-name="Text_20_body">Misc: OpenSSH, OpenCore, Ceph
</text:p>
        </text:list-item>
        <text:list-item>
          <text:p text:style-name="Text_20_body">Monitoring: Prometheus, Grafana, Kibana
</text:p>
        </text:list-item>
        <text:list-item>
          <text:p text:style-name="Text_20_body">Orchestration: Kubernetes, Docker(-compose)
</text:p>
        </text:list-item>
        <text:list-item>
          <text:p text:style-name="Text_20_body">OS: MacOS/BSD, Linux-based (Debian, Arch, Fedora, NixOS)
</text:p>
        </text:list-item>
        <text:list-item>
          <text:p text:style-name="Text_20_body">Perf testing: Catapult Telemetry, Locust
</text:p>
        </text:list-item>
        <text:list-item>
          <text:p text:style-name="Text_20_body">Web: Nginx, GraphQL, SSL/TLS
</text:p>
        </text:list-item>
      </text:list>
      <text:h text:style-name="Heading_20_1" text:outline-level="1" text:is-list-header="false">
<text:bookmark-start text:name="OrgXref.org85b2e3d"/>
<text:bookmark text:name="org85b2e3d"/>Education &amp; training
<text:bookmark-end text:name="OrgXref.org85b2e3d"/></text:h>
      <text:list text:style-name="OrgBulletedList" text:continue-numbering="false">
        <text:list-item>
          <text:p text:style-name="Text_20_body">2021: Certified Scrum Master scrumalliance.org
</text:p>
        </text:list-item>
        <text:list-item>
          <text:p text:style-name="Text_20_body">2015: ISTQB Foundation Level sjsi.org
</text:p>
        </text:list-item>
        <text:list-item>
          <text:p text:style-name="Text_20_body">2011: Mathematics &amp; Physics graduate General Secondary School No. 5 in Wrocław
</text:p>
        </text:list-item>
      </text:list>
      <text:h text:style-name="Heading_20_1" text:outline-level="1" text:is-list-header="false">
<text:bookmark-start text:name="OrgXref.org2a37301"/>
<text:bookmark text:name="org2a37301"/>Personal projects
<text:bookmark-end text:name="OrgXref.org2a37301"/></text:h>
      <text:list text:style-name="OrgBulletedList" text:continue-numbering="false">
        <text:list-item>
          <text:p text:style-name="Text_20_body">Storm status app (Python, Flask)
</text:p>
        </text:list-item>
        <text:list-item>
          <text:p text:style-name="Text_20_body">Show current thunderstorm status for a city location.
</text:p>
        </text:list-item>
      </text:list>
      <text:p text:style-name="Text_20_body">The app is based on burze.dzis.net WSDL API and is live at czywewroclawiujestburza.pl
</text:p>
      <text:list text:style-name="OrgBulletedList" text:continue-numbering="false">
        <text:list-item>
          <text:p text:style-name="Text_20_body">Realtime spectrogram installation (Python, Numpy, MatPlotLib, PyAudio)
</text:p>
        </text:list-item>
      </text:list>
      <text:p text:style-name="Text_20_body">Since I work with audio, I needed a way to monitor signal in a visual way so that I could rely not upon only on what I hear but also on what I see. An arm64 unit captures studio mixer output, analyzes samples and draws animated specgram figure.
</text:p>
      <text:list text:style-name="OrgBulletedList" text:continue-numbering="false">
        <text:list-item>
          <text:p text:style-name="Text_20_body">Messenger thread autoresponder (Python, Fbchat)
</text:p>
        </text:list-item>
      </text:list>
      <text:p text:style-name="Text_20_body">Type in /whatever and get a response.
</text:p>
      <text:list text:style-name="OrgBulletedList" text:continue-numbering="false">
        <text:list-item>
          <text:p text:style-name="Text_20_body">Messenger thread meme scraper (Python, Fbchat)
</text:p>
        </text:list-item>
      </text:list>
      <text:p text:style-name="Text_20_body">Scrape all messages in a thread, analyze and extract ones containing an image.
</text:p>
      <text:h text:style-name="Heading_20_1" text:outline-level="1" text:is-list-header="false">
<text:bookmark-start text:name="OrgXref.orgdc395cc"/>
<text:bookmark text:name="orgdc395cc"/>After work
<text:bookmark-end text:name="OrgXref.orgdc395cc"/></text:h>
      <text:list text:style-name="OrgBulletedList" text:continue-numbering="false">
        <text:list-item>
          <text:p text:style-name="Text_20_body">Technology/Science
</text:p>
        </text:list-item>
        <text:list-item>
          <text:p text:style-name="Text_20_body">Music production/consumption
</text:p>
        </text:list-item>
        <text:list-item>
          <text:p text:style-name="Text_20_body">Workflow optimisation
</text:p>
        </text:list-item>
        <text:list-item>
          <text:p text:style-name="Text_20_body">Cycling/Snowboarding/Outdoors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kolaj Bonowski</dc:creator>
    <meta:initial-creator>Mikolaj Bonowski</meta:initial-creator>
    <dc:date>2022-11-10T19:26:32</dc:date>
    <meta:creation-date>2022-11-10T19:26:32</meta:creation-date>
    <meta:generator>Emacs 28.2 (Org mode 9.6)</meta:generator>
    <meta:keyword/>
    <dc:subject/>
    <dc:title>Mikołaj Bonowski</dc:title>
  </office:meta>
</office:document-meta>
</file>